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2000030C00002C3800001C707BA94BC9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amburg</text:p>
          </table:table-cell>
          <table:table-cell office:value-type="string">
            <text:p>Hannover </text:p>
          </table:table-cell>
          <table:table-cell office:value-type="string">
            <text:p>Bremen</text:p>
          </table:table-cell>
          <table:table-cell office:value-type="string">
            <text:p>Uelzen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an</text:p>
          </table:table-cell>
          <table:table-cell office:value-type="float" office:value="33654.23">
            <text:p>33654,23</text:p>
          </table:table-cell>
          <table:table-cell office:value-type="float" office:value="12654.56">
            <text:p>12654,56</text:p>
          </table:table-cell>
          <table:table-cell office:value-type="float" office:value="10010.02">
            <text:p>10010,02</text:p>
          </table:table-cell>
          <table:table-cell office:value-type="float" office:value="7654.45">
            <text:p>7654,4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b</text:p>
          </table:table-cell>
          <table:table-cell office:value-type="float" office:value="42456.43">
            <text:p>42456,43</text:p>
          </table:table-cell>
          <table:table-cell office:value-type="float" office:value="14564.01">
            <text:p>14564,01</text:p>
          </table:table-cell>
          <table:table-cell office:value-type="float" office:value="13765.76">
            <text:p>13765,76</text:p>
          </table:table-cell>
          <table:table-cell office:value-type="float" office:value="5674.34">
            <text:p>5674,3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rz</text:p>
          </table:table-cell>
          <table:table-cell office:value-type="float" office:value="51258.63">
            <text:p>51258,63</text:p>
          </table:table-cell>
          <table:table-cell office:value-type="float" office:value="16473.46">
            <text:p>16473,46</text:p>
          </table:table-cell>
          <table:table-cell office:value-type="float" office:value="17521.5">
            <text:p>17521,5</text:p>
          </table:table-cell>
          <table:table-cell office:value-type="float" office:value="3694.23">
            <text:p>3694,23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pr</text:p>
          </table:table-cell>
          <table:table-cell office:value-type="float" office:value="60060.83">
            <text:p>60060,83</text:p>
          </table:table-cell>
          <table:table-cell office:value-type="float" office:value="18382.91">
            <text:p>18382,91</text:p>
          </table:table-cell>
          <table:table-cell office:value-type="float" office:value="21277.24">
            <text:p>21277,24</text:p>
          </table:table-cell>
          <table:table-cell office:value-type="float" office:value="2714.12">
            <text:p>2714,1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i</text:p>
          </table:table-cell>
          <table:table-cell office:value-type="float" office:value="68863.03">
            <text:p>68863,03</text:p>
          </table:table-cell>
          <table:table-cell office:value-type="float" office:value="20292.36">
            <text:p>20292,36</text:p>
          </table:table-cell>
          <table:table-cell office:value-type="float" office:value="20032.98">
            <text:p>20032,98</text:p>
          </table:table-cell>
          <table:table-cell office:value-type="float" office:value="3456.54">
            <text:p>3456,54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n</text:p>
          </table:table-cell>
          <table:table-cell office:value-type="float" office:value="77665.23">
            <text:p>77665,23</text:p>
          </table:table-cell>
          <table:table-cell office:value-type="float" office:value="22201.81">
            <text:p>22201,81</text:p>
          </table:table-cell>
          <table:table-cell office:value-type="float" office:value="28788.72">
            <text:p>28788,72</text:p>
          </table:table-cell>
          <table:table-cell office:value-type="float" office:value="4198.96">
            <text:p>4198,96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Jul</text:p>
          </table:table-cell>
          <table:table-cell office:value-type="float" office:value="86467.43">
            <text:p>86467,43</text:p>
          </table:table-cell>
          <table:table-cell office:value-type="float" office:value="14111.26">
            <text:p>14111,26</text:p>
          </table:table-cell>
          <table:table-cell office:value-type="float" office:value="22544.46">
            <text:p>22544,46</text:p>
          </table:table-cell>
          <table:table-cell office:value-type="float" office:value="4941.38">
            <text:p>4941,3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ug</text:p>
          </table:table-cell>
          <table:table-cell office:value-type="float" office:value="95269.63">
            <text:p>95269,63</text:p>
          </table:table-cell>
          <table:table-cell office:value-type="float" office:value="26020.71">
            <text:p>26020,71</text:p>
          </table:table-cell>
          <table:table-cell office:value-type="float" office:value="32300.2">
            <text:p>32300,2</text:p>
          </table:table-cell>
          <table:table-cell office:value-type="float" office:value="5683.8">
            <text:p>5683,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p</text:p>
          </table:table-cell>
          <table:table-cell office:value-type="float" office:value="64071.83">
            <text:p>64071,83</text:p>
          </table:table-cell>
          <table:table-cell office:value-type="float" office:value="7930.16">
            <text:p>7930,16</text:p>
          </table:table-cell>
          <table:table-cell office:value-type="float" office:value="20055.94">
            <text:p>20055,94</text:p>
          </table:table-cell>
          <table:table-cell office:value-type="float" office:value="6426.22">
            <text:p>6426,2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kt</text:p>
          </table:table-cell>
          <table:table-cell office:value-type="float" office:value="72874.03">
            <text:p>72874,03</text:p>
          </table:table-cell>
          <table:table-cell office:value-type="float" office:value="29839.61">
            <text:p>29839,61</text:p>
          </table:table-cell>
          <table:table-cell office:value-type="float" office:value="18811.68">
            <text:p>18811,68</text:p>
          </table:table-cell>
          <table:table-cell office:value-type="float" office:value="5432.21">
            <text:p>5432,21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ov</text:p>
          </table:table-cell>
          <table:table-cell office:value-type="float" office:value="41676.23">
            <text:p>41676,23</text:p>
          </table:table-cell>
          <table:table-cell office:value-type="float" office:value="21749.06">
            <text:p>21749,06</text:p>
          </table:table-cell>
          <table:table-cell office:value-type="float" office:value="27567.42">
            <text:p>27567,42</text:p>
          </table:table-cell>
          <table:table-cell office:value-type="float" office:value="4438.2">
            <text:p>4438,2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Dez</text:p>
          </table:table-cell>
          <table:table-cell office:value-type="float" office:value="30478.43">
            <text:p>30478,43</text:p>
          </table:table-cell>
          <table:table-cell office:value-type="float" office:value="33658.51">
            <text:p>33658,51</text:p>
          </table:table-cell>
          <table:table-cell office:value-type="float" office:value="31323.16">
            <text:p>31323,16</text:p>
          </table:table-cell>
          <table:table-cell office:value-type="float" office:value="4444.19">
            <text:p>4444,19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>
            <draw:frame table:end-cell-address="Sheet1.G35" table:end-x="0.03cm" table:end-y="0.453cm" draw:z-index="0" svg:width="11.319cm" svg:height="7.279cm" svg:x="0cm" svg:y="0.399cm">
              <draw:object draw:notify-on-update-of-ranges="Sheet1.B4:Sheet1.F1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  <table:table-cell>
            <draw:frame table:end-cell-address="Sheet1.M35" table:end-x="0.029cm" table:end-y="0.054cm" draw:z-index="1" draw:name="Graphics 1" draw:style-name="gr1" draw:text-style-name="P1" svg:width="11.319cm" svg:height="7.279cm" svg:x="0cm" svg:y="0cm">
              <draw:image xlink:href="Pictures/2000030C00002C3800001C707BA94BC9.svm" xlink:type="simple" xlink:show="embed" xlink:actuate="onLoad">
                <text:p/>
              </draw:image>
            </draw:frame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Tahoma" svg:font-family="Tahoma" style:font-pitch="variable"/>
    <style:font-face style:name="Albany" svg:font-family="Albany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09-28">28.09.2005</text:date>, <text:time>10:22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Win32 OpenOffice.org_project/680m124$Build-8945</meta:generator>
    <meta:creation-date>2005-06-28T11:14:25</meta:creation-date>
    <dc:date>2005-09-28T10:22:04</dc:date>
    <dc:language>en-US</dc:language>
    <meta:editing-cycles>3</meta:editing-cycles>
    <meta:editing-duration>PT7M55S</meta:editing-duration>
    <meta:user-defined meta:name="Info 1"/>
    <meta:user-defined meta:name="Info 2"/>
    <meta:user-defined meta:name="Info 3"/>
    <meta:user-defined meta:name="Info 4"/>
    <meta:document-statistic meta:table-count="3" meta:cell-count="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13.5pt" style:font-family-asian="'Andale Sans UI'" style:font-pitch-asian="variable" style:font-size-asian="13.5pt" style:font-family-complex="Tahoma" style:font-pitch-complex="variable" style:font-size-complex="13.5pt"/>
    </style:style>
    <style:style style:name="ch3" style:family="chart">
      <style:graphic-properties draw:fill="solid" draw:fill-color="#d9d9d9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cubic-spline" chart:symbol-type="none" chart:vertical="false" chart:lines-used="0" chart:connect-bars="false" chart:spline-order="2" chart:spline-resolution="20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Albany" style:font-family-generic="swiss" style:font-pitch="variable" fo:font-size="9.39999961853027pt" style:font-family-asian="'Andale Sans UI'" style:font-pitch-asian="variable" style:font-size-asian="9.39999961853027pt" style:font-family-complex="Tahoma" style:font-pitch-complex="variable" style:font-size-complex="9.39999961853027pt"/>
    </style:style>
    <style:style style:name="ch7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minimum="0" chart:maximum="100000" chart:origin="0" chart:interval-major="10000" chart:gap-width="100" chart:overlap="0" chart:text-overlap="false" text:line-break="false" chart:label-arrangement="side-by-side" chart:visible="true" style:direction="ltr" chart:interval-minor-divisor="2"/>
      <style:graphic-properties draw:stroke="solid" svg:stroke-width="0cm" svg:stroke-color="#000000"/>
      <style:text-properties fo:font-family="Albany" style:font-family-generic="swiss" style:font-pitch="variable" fo:font-size="7.30000019073486pt" style:font-family-asian="'Andale Sans UI'" style:font-pitch-asian="variable" style:font-size-asian="7.30000019073486pt" style:font-family-complex="Tahoma" style:font-pitch-complex="variable" style:font-size-complex="7.30000019073486pt"/>
    </style:style>
    <style:style style:name="ch8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9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0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ffffcc" draw:fill-color="#ffffcc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1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ccffff" draw:fill-color="#ccffff"/>
      <style:text-properties fo:font-family="Albany" style:font-family-generic="swiss" style:font-pitch="variable" fo:font-size="6.19999980926514pt" style:font-family-asian="'Andale Sans UI'" style:font-pitch-asian="variable" style:font-size-asian="6.19999980926514pt" style:font-family-complex="Tahoma" style:font-pitch-complex="variable" style:font-size-complex="6.19999980926514pt"/>
    </style:style>
    <style:style style:name="ch12" style:family="chart">
      <style:graphic-properties draw:stroke="none" draw:fill="solid" draw:fill-color="#d9d9d9"/>
    </style:style>
    <style:style style:name="ch13" style:family="chart">
      <style:graphic-properties draw:stroke="none" draw:fill-color="#999999"/>
    </style:style>
  </office:automatic-styles>
  <office:body>
    <office:chart>
      <chart:chart svg:width="11.32cm" svg:height="7.28cm" chart:class="chart:line" chart:style-name="ch1">
        <chart:title svg:x="3.608cm" svg:y="0.144cm" chart:style-name="ch2">
          <text:p>Lines_Cubic_spline</text:p>
        </chart:title>
        <chart:legend chart:legend-position="end" svg:x="9.663cm" svg:y="2.968cm" chart:style-name="ch3"/>
        <chart:plot-area chart:style-name="ch4" table:cell-range-address="Sheet1.$B$4:.$F$16" chart:data-source-has-labels="both" chart:table-number-list="0" svg:x="0.226cm" svg:y="0.961cm" svg:width="8.965cm" svg:height="6.175cm">
          <chart:axis chart:dimension="x" chart:name="primary-x" chart:style-name="ch5">
            <chart:title svg:x="4.834cm" svg:y="6.757cm" chart:style-name="ch6">
              <text:p>X axis title</text:p>
            </chart:title>
            <chart:categories table:cell-range-address="local-table.A2:.A13"/>
          </chart:axis>
          <chart:axis chart:dimension="y" chart:name="primary-y" chart:style-name="ch7">
            <chart:title svg:x="0.226cm" svg:y="4.245cm" chart:style-name="ch6">
              <text:p>Y axis title</text:p>
            </chart:title>
            <chart:grid chart:class="major"/>
          </chart:axis>
          <chart:series chart:style-name="ch8">
            <chart:data-point chart:repeated="12"/>
          </chart:series>
          <chart:series chart:style-name="ch9">
            <chart:data-point chart:repeated="12"/>
          </chart:series>
          <chart:series chart:style-name="ch10">
            <chart:data-point chart:repeated="12"/>
          </chart:series>
          <chart:series chart:style-name="ch11"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amburg</text:p>
              </table:table-cell>
              <table:table-cell office:value-type="string">
                <text:p>Hannover </text:p>
              </table:table-cell>
              <table:table-cell office:value-type="string">
                <text:p>Bremen</text:p>
              </table:table-cell>
              <table:table-cell office:value-type="string">
                <text:p>Uelzen</text:p>
              </table:table-cell>
            </table:table-row>
          </table:table-header-rows>
          <table:table-rows>
            <table:table-row>
              <table:table-cell office:value-type="string">
                <text:p>Jan</text:p>
              </table:table-cell>
              <table:table-cell office:value-type="float" office:value="33654.23">
                <text:p>33654.23</text:p>
              </table:table-cell>
              <table:table-cell office:value-type="float" office:value="12654.56">
                <text:p>12654.56</text:p>
              </table:table-cell>
              <table:table-cell office:value-type="float" office:value="10010.02">
                <text:p>10010.02</text:p>
              </table:table-cell>
              <table:table-cell office:value-type="float" office:value="7654.45">
                <text:p>7654.45</text:p>
              </table:table-cell>
            </table:table-row>
            <table:table-row>
              <table:table-cell office:value-type="string">
                <text:p>Feb</text:p>
              </table:table-cell>
              <table:table-cell office:value-type="float" office:value="42456.43">
                <text:p>42456.43</text:p>
              </table:table-cell>
              <table:table-cell office:value-type="float" office:value="14564.01">
                <text:p>14564.01</text:p>
              </table:table-cell>
              <table:table-cell office:value-type="float" office:value="13765.76">
                <text:p>13765.76</text:p>
              </table:table-cell>
              <table:table-cell office:value-type="float" office:value="5674.34">
                <text:p>5674.34</text:p>
              </table:table-cell>
            </table:table-row>
            <table:table-row>
              <table:table-cell office:value-type="string">
                <text:p>Mrz</text:p>
              </table:table-cell>
              <table:table-cell office:value-type="float" office:value="51258.63">
                <text:p>51258.63</text:p>
              </table:table-cell>
              <table:table-cell office:value-type="float" office:value="16473.46">
                <text:p>16473.46</text:p>
              </table:table-cell>
              <table:table-cell office:value-type="float" office:value="17521.5">
                <text:p>17521.5</text:p>
              </table:table-cell>
              <table:table-cell office:value-type="float" office:value="3694.23">
                <text:p>3694.23</text:p>
              </table:table-cell>
            </table:table-row>
            <table:table-row>
              <table:table-cell office:value-type="string">
                <text:p>Apr</text:p>
              </table:table-cell>
              <table:table-cell office:value-type="float" office:value="60060.83">
                <text:p>60060.83</text:p>
              </table:table-cell>
              <table:table-cell office:value-type="float" office:value="18382.91">
                <text:p>18382.91</text:p>
              </table:table-cell>
              <table:table-cell office:value-type="float" office:value="21277.24">
                <text:p>21277.24</text:p>
              </table:table-cell>
              <table:table-cell office:value-type="float" office:value="2714.12">
                <text:p>2714.12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68863.03">
                <text:p>68863.03</text:p>
              </table:table-cell>
              <table:table-cell office:value-type="float" office:value="20292.36">
                <text:p>20292.36</text:p>
              </table:table-cell>
              <table:table-cell office:value-type="float" office:value="20032.98">
                <text:p>20032.98</text:p>
              </table:table-cell>
              <table:table-cell office:value-type="float" office:value="3456.54">
                <text:p>3456.54</text:p>
              </table:table-cell>
            </table:table-row>
            <table:table-row>
              <table:table-cell office:value-type="string">
                <text:p>Jun</text:p>
              </table:table-cell>
              <table:table-cell office:value-type="float" office:value="77665.23">
                <text:p>77665.23</text:p>
              </table:table-cell>
              <table:table-cell office:value-type="float" office:value="22201.81">
                <text:p>22201.81</text:p>
              </table:table-cell>
              <table:table-cell office:value-type="float" office:value="28788.72">
                <text:p>28788.72</text:p>
              </table:table-cell>
              <table:table-cell office:value-type="float" office:value="4198.96">
                <text:p>4198.96</text:p>
              </table:table-cell>
            </table:table-row>
            <table:table-row>
              <table:table-cell office:value-type="string">
                <text:p>Jul</text:p>
              </table:table-cell>
              <table:table-cell office:value-type="float" office:value="86467.43">
                <text:p>86467.43</text:p>
              </table:table-cell>
              <table:table-cell office:value-type="float" office:value="14111.26">
                <text:p>14111.26</text:p>
              </table:table-cell>
              <table:table-cell office:value-type="float" office:value="22544.46">
                <text:p>22544.46</text:p>
              </table:table-cell>
              <table:table-cell office:value-type="float" office:value="4941.38">
                <text:p>4941.38</text:p>
              </table:table-cell>
            </table:table-row>
            <table:table-row>
              <table:table-cell office:value-type="string">
                <text:p>Aug</text:p>
              </table:table-cell>
              <table:table-cell office:value-type="float" office:value="95269.63">
                <text:p>95269.63</text:p>
              </table:table-cell>
              <table:table-cell office:value-type="float" office:value="26020.71">
                <text:p>26020.71</text:p>
              </table:table-cell>
              <table:table-cell office:value-type="float" office:value="32300.2">
                <text:p>32300.2</text:p>
              </table:table-cell>
              <table:table-cell office:value-type="float" office:value="5683.8">
                <text:p>5683.8</text:p>
              </table:table-cell>
            </table:table-row>
            <table:table-row>
              <table:table-cell office:value-type="string">
                <text:p>Sep</text:p>
              </table:table-cell>
              <table:table-cell office:value-type="float" office:value="64071.83">
                <text:p>64071.83</text:p>
              </table:table-cell>
              <table:table-cell office:value-type="float" office:value="7930.16">
                <text:p>7930.16</text:p>
              </table:table-cell>
              <table:table-cell office:value-type="float" office:value="20055.94">
                <text:p>20055.94</text:p>
              </table:table-cell>
              <table:table-cell office:value-type="float" office:value="6426.22">
                <text:p>6426.22</text:p>
              </table:table-cell>
            </table:table-row>
            <table:table-row>
              <table:table-cell office:value-type="string">
                <text:p>Okt</text:p>
              </table:table-cell>
              <table:table-cell office:value-type="float" office:value="72874.03">
                <text:p>72874.03</text:p>
              </table:table-cell>
              <table:table-cell office:value-type="float" office:value="29839.61">
                <text:p>29839.61</text:p>
              </table:table-cell>
              <table:table-cell office:value-type="float" office:value="18811.68">
                <text:p>18811.68</text:p>
              </table:table-cell>
              <table:table-cell office:value-type="float" office:value="5432.21">
                <text:p>5432.21</text:p>
              </table:table-cell>
            </table:table-row>
            <table:table-row>
              <table:table-cell office:value-type="string">
                <text:p>Nov</text:p>
              </table:table-cell>
              <table:table-cell office:value-type="float" office:value="41676.23">
                <text:p>41676.23</text:p>
              </table:table-cell>
              <table:table-cell office:value-type="float" office:value="21749.06">
                <text:p>21749.06</text:p>
              </table:table-cell>
              <table:table-cell office:value-type="float" office:value="27567.42">
                <text:p>27567.42</text:p>
              </table:table-cell>
              <table:table-cell office:value-type="float" office:value="4438.2">
                <text:p>4438.2</text:p>
              </table:table-cell>
            </table:table-row>
            <table:table-row>
              <table:table-cell office:value-type="string">
                <text:p>Dez</text:p>
              </table:table-cell>
              <table:table-cell office:value-type="float" office:value="30478.43">
                <text:p>30478.43</text:p>
              </table:table-cell>
              <table:table-cell office:value-type="float" office:value="33658.51">
                <text:p>33658.51</text:p>
              </table:table-cell>
              <table:table-cell office:value-type="float" office:value="31323.16">
                <text:p>31323.16</text:p>
              </table:table-cell>
              <table:table-cell office:value-type="float" office:value="4444.19">
                <text:p>4444.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